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Zielony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Niebieski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Żółty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0.87" calcext:value-type="float">
            <text:p>0,87</text:p>
          </table:table-cell>
          <table:table-cell table:number-columns-repeated="3"/>
          <table:table-cell office:value-type="float" office:value="0.82" calcext:value-type="float">
            <text:p>0,82</text:p>
          </table:table-cell>
          <table:table-cell table:number-columns-repeated="3"/>
          <table:table-cell office:value-type="float" office:value="0.69" calcext:value-type="float">
            <text:p>0,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table:number-columns-repeated="8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57.9" calcext:value-type="float">
            <text:p>257,9</text:p>
          </table:table-cell>
          <table:table-cell table:number-columns-repeated="8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68.6" calcext:value-type="float">
            <text:p>168,6</text:p>
          </table:table-cell>
          <table:table-cell table:number-columns-repeated="8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30.2" calcext:value-type="float">
            <text:p>130,2</text:p>
          </table:table-cell>
          <table:table-cell table:number-columns-repeated="8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9.2" calcext:value-type="float">
            <text:p>109,2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87.1" calcext:value-type="float">
            <text:p>87,1</text:p>
          </table:table-cell>
          <table:table-cell table:number-columns-repeated="8"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80.3" calcext:value-type="float">
            <text:p>80,3</text:p>
          </table:table-cell>
          <table:table-cell table:number-columns-repeated="8"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74.9" calcext:value-type="float">
            <text:p>74,9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69.8" calcext:value-type="float">
            <text:p>69,8</text:p>
          </table:table-cell>
          <table:table-cell table:number-columns-repeated="8"/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67.5" calcext:value-type="float">
            <text:p>67,5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.3" calcext:value-type="float">
            <text:p>66,3</text:p>
          </table:table-cell>
          <table:table-cell table:number-columns-repeated="8"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63.9" calcext:value-type="float">
            <text:p>63,9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rak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zkło</text:p>
          </table:table-cell>
          <table:table-cell office:value-type="float" office:value="25.5" calcext:value-type="float">
            <text:p>25,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leksa</text:p>
          </table:table-cell>
          <table:table-cell office:value-type="float" office:value="24.9" calcext:value-type="float">
            <text:p>24,9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.00.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1.1.2$Windows_x86 LibreOffice_project/7e4286b58adc75a14f6d83f53a03b6c11fa2903</meta:generator>
    <dc:date>2014-10-20T11:37:44.876000000</dc:date>
    <meta:document-statistic meta:table-count="3" meta:cell-count="41" meta:object-count="0"/>
    <meta:user-defined meta:name="Info 1"/>
    <meta:user-defined meta:name="Info 2"/>
    <meta:user-defined meta:name="Info 3"/>
    <meta:user-defined meta:name="Info 4"/>
  </office:meta>
</office:document-meta>
</file>